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prefix="（" style:num-suffix="）" style:num-format="一, 十, 一百(繁), ...">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7"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 style:parent-style-name="內文" style:list-style-name="LFO4"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10"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1"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2"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3"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14"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5"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6"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7"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8"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9"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0"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1"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2"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23" style:parent-style-name="內文" style:list-style-name="LFO5" style:family="paragraph">
      <style:paragraph-properties fo:line-height="0.375in">
        <style:tab-stops>
          <style:tab-stop style:type="left" style:position="-0.3243in"/>
        </style:tab-stops>
      </style:paragraph-properties>
      <style:text-properties style:font-name="標楷體" style:font-name-asian="標楷體" fo:font-size="16pt" style:font-size-asian="16pt" style:font-size-complex="16pt"/>
    </style:style>
    <style:style style:name="P24"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25" style:parent-style-name="內文" style:family="paragraph">
      <style:paragraph-properties fo:line-height="0.375in" fo:margin-left="0.9833in" fo:text-indent="-0.7847in">
        <style:tab-stops>
          <style:tab-stop style:type="left" style:position="-0.4833in"/>
        </style:tab-stops>
      </style:paragraph-properties>
      <style:text-properties style:font-name="標楷體" style:font-name-asian="標楷體" fo:font-size="16pt" style:font-size-asian="16pt" style:font-size-complex="16pt"/>
    </style:style>
    <style:style style:name="P26"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27"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28"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29" style:parent-style-name="內文" style:list-style-name="LFO5" style:family="paragraph">
      <style:paragraph-properties fo:line-height="0.375in" fo:margin-left="0.9847in" fo:text-indent="-0.4937in">
        <style:tab-stops>
          <style:tab-stop style:type="left" style:position="-0.3937in"/>
        </style:tab-stops>
      </style:paragraph-properties>
      <style:text-properties style:font-name="標楷體" style:font-name-asian="標楷體" fo:font-size="16pt" style:font-size-asian="16pt" style:font-size-complex="16pt"/>
    </style:style>
    <style:style style:name="P30" style:parent-style-name="內文" style:family="paragraph">
      <style:paragraph-properties fo:line-height="0.375in" fo:margin-left="0.9847in">
        <style:tab-stops>
          <style:tab-stop style:type="left" style:position="-0.3937in"/>
        </style:tab-stops>
      </style:paragraph-properties>
      <style:text-properties style:font-name="標楷體" style:font-name-asian="標楷體" fo:font-size="16pt" style:font-size-asian="16pt" style:font-size-complex="16pt"/>
    </style:style>
    <style:style style:name="P31" style:parent-style-name="內文" style:family="paragraph">
      <style:paragraph-properties fo:line-height="0.375in" fo:margin-left="0.9847in">
        <style:tab-stops>
          <style:tab-stop style:type="left" style:position="-0.3937in"/>
        </style:tab-stops>
      </style:paragraph-properties>
      <style:text-properties style:font-name="標楷體" style:font-name-asian="標楷體" fo:font-size="16pt" style:font-size-asian="16pt" style:font-size-complex="16pt"/>
    </style:style>
    <style:style style:name="P32" style:parent-style-name="內文" style:family="paragraph">
      <style:paragraph-properties fo:line-height="0.375in" fo:margin-left="0.9847in">
        <style:tab-stops>
          <style:tab-stop style:type="left" style:position="-0.3937in"/>
        </style:tab-stops>
      </style:paragraph-properties>
      <style:text-properties style:font-name="標楷體" style:font-name-asian="標楷體" fo:font-size="16pt" style:font-size-asian="16pt" style:font-size-complex="16pt"/>
    </style:style>
    <style:style style:name="P33" style:parent-style-name="內文" style:family="paragraph">
      <style:paragraph-properties fo:line-height="0.375in" fo:margin-left="0.9847in">
        <style:tab-stops>
          <style:tab-stop style:type="left" style:position="-0.3937in"/>
        </style:tab-stops>
      </style:paragraph-properties>
      <style:text-properties style:font-name="標楷體" style:font-name-asian="標楷體" fo:font-size="16pt" style:font-size-asian="16pt" style:font-size-complex="16pt"/>
    </style:style>
    <style:style style:name="P34" style:parent-style-name="內文" style:family="paragraph">
      <style:paragraph-properties fo:line-height="0.375in" fo:margin-left="0.9847in">
        <style:tab-stops>
          <style:tab-stop style:type="left" style:position="-0.3937in"/>
        </style:tab-stops>
      </style:paragraph-properties>
      <style:text-properties style:font-name="標楷體" style:font-name-asian="標楷體" fo:font-size="16pt" style:font-size-asian="16pt" style:font-size-complex="16pt"/>
    </style:style>
    <style:style style:name="P35" style:parent-style-name="內文" style:family="paragraph">
      <style:paragraph-properties fo:line-height="0.375in" fo:margin-left="0.9847in">
        <style:tab-stops>
          <style:tab-stop style:type="left" style:position="-0.3937in"/>
        </style:tab-stops>
      </style:paragraph-properties>
      <style:text-properties style:font-name="標楷體" style:font-name-asian="標楷體" fo:font-size="16pt" style:font-size-asian="16pt" style:font-size-complex="16pt"/>
    </style:style>
    <style:style style:name="P36" style:parent-style-name="內文" style:list-style-name="LFO5" style:family="paragraph">
      <style:paragraph-properties fo:margin-top="0.125in" style:line-height-at-least="0in"/>
      <style:text-properties style:font-name="標楷體" style:font-name-asian="標楷體" fo:font-size="16pt" style:font-size-asian="16pt" style:font-size-complex="16pt"/>
    </style:style>
    <style:style style:name="P37" style:parent-style-name="內文" style:family="paragraph">
      <style:paragraph-properties fo:margin-top="0.125in" style:line-height-at-least="0in" fo:margin-left="0.9847in">
        <style:tab-stops/>
      </style:paragraph-properties>
      <style:text-properties style:font-name="標楷體" style:font-name-asian="標楷體" fo:font-size="16pt" style:font-size-asian="16pt" style:font-size-complex="16pt"/>
    </style:style>
    <style:style style:name="P38" style:parent-style-name="內文" style:family="paragraph">
      <style:paragraph-properties fo:line-height="0.375in" fo:margin-left="0.9819in" fo:text-indent="0.0013in">
        <style:tab-stops>
          <style:tab-stop style:type="left" style:position="-0.4819in"/>
        </style:tab-stops>
      </style:paragraph-properties>
      <style:text-properties style:font-name="標楷體" style:font-name-asian="標楷體" fo:font-size="16pt" style:font-size-asian="16pt" style:font-size-complex="16pt"/>
    </style:style>
    <style:style style:name="P39" style:parent-style-name="內文" style:family="paragraph">
      <style:paragraph-properties fo:line-height="0.375in" fo:margin-left="0.9819in" fo:text-indent="0.002in">
        <style:tab-stops>
          <style:tab-stop style:type="left" style:position="-0.4819in"/>
        </style:tab-stops>
      </style:paragraph-properties>
      <style:text-properties style:font-name="標楷體" style:font-name-asian="標楷體" fo:font-size="16pt" style:font-size-asian="16pt" style:font-size-complex="16pt"/>
    </style:style>
    <style:style style:name="P40" style:parent-style-name="內文" style:family="paragraph">
      <style:paragraph-properties fo:line-height="0.375in" fo:margin-left="0.9819in" fo:text-indent="0.0013in">
        <style:tab-stops>
          <style:tab-stop style:type="left" style:position="-0.4819in"/>
        </style:tab-stops>
      </style:paragraph-properties>
      <style:text-properties style:font-name="標楷體" style:font-name-asian="標楷體" fo:font-size="16pt" style:font-size-asian="16pt" style:font-size-complex="16pt"/>
    </style:style>
    <style:style style:name="P41" style:parent-style-name="內文" style:family="paragraph">
      <style:paragraph-properties fo:line-height="0.375in" fo:margin-left="0.9819in" fo:text-indent="0.0013in">
        <style:tab-stops>
          <style:tab-stop style:type="left" style:position="-0.4819in"/>
          <style:tab-stop style:type="left" style:position="0.2979in"/>
        </style:tab-stops>
      </style:paragraph-properties>
      <style:text-properties style:font-name="標楷體" style:font-name-asian="標楷體" fo:font-size="16pt" style:font-size-asian="16pt" style:font-size-complex="16pt"/>
    </style:style>
    <style:style style:name="P42" style:parent-style-name="內文" style:family="paragraph">
      <style:paragraph-properties fo:line-height="0.375in" fo:margin-left="0.4909in">
        <style:tab-stops>
          <style:tab-stop style:type="left" style:position="0.0013in"/>
        </style:tab-stops>
      </style:paragraph-properties>
      <style:text-properties style:font-name="標楷體" style:font-name-asian="標楷體" fo:font-size="16pt" style:font-size-asian="16pt" style:font-size-complex="16pt"/>
    </style:style>
    <style:style style:name="P43" style:parent-style-name="內文" style:family="paragraph">
      <style:paragraph-properties fo:line-height="0.375in" fo:margin-left="0.9847in">
        <style:tab-stops>
          <style:tab-stop style:type="left" style:position="0in"/>
        </style:tab-stops>
      </style:paragraph-properties>
    </style:style>
    <style:style style:name="T44" style:parent-style-name="預設段落字型" style:family="text">
      <style:text-properties style:font-name="標楷體" style:font-name-asian="標楷體" fo:font-size="16pt" style:font-size-asian="16pt" style:font-size-complex="16pt"/>
    </style:style>
    <style:style style:name="T45" style:parent-style-name="預設段落字型" style:family="text">
      <style:text-properties style:font-name="標楷體" style:font-name-asian="標楷體" fo:font-size="16pt" style:font-size-asian="16pt" style:font-size-complex="16pt"/>
    </style:style>
    <style:style style:name="T46" style:parent-style-name="預設段落字型" style:family="text">
      <style:text-properties style:font-name="新細明體" fo:font-size="16pt" style:font-size-asian="16pt" style:font-size-complex="16pt"/>
    </style:style>
    <style:style style:name="T47" style:parent-style-name="預設段落字型" style:family="text">
      <style:text-properties style:font-name="標楷體" style:font-name-asian="標楷體" fo:font-size="16pt" style:font-size-asian="16pt" style:font-size-complex="16pt"/>
    </style:style>
    <style:style style:name="T48" style:parent-style-name="預設段落字型" style:family="text">
      <style:text-properties style:font-name="標楷體" style:font-name-asian="標楷體" fo:font-size="16pt" style:font-size-asian="16pt" style:font-size-complex="16pt"/>
    </style:style>
    <style:style style:name="T49" style:parent-style-name="預設段落字型" style:family="text">
      <style:text-properties style:font-name="標楷體" style:font-name-asian="標楷體" fo:font-size="16pt" style:font-size-asian="16pt" style:font-size-complex="16pt"/>
    </style:style>
    <style:style style:name="P50" style:parent-style-name="內文" style:family="paragraph">
      <style:paragraph-properties fo:line-height="0.375in" fo:margin-left="0.9847in">
        <style:tab-stops>
          <style:tab-stop style:type="left" style:position="0in"/>
        </style:tab-stops>
      </style:paragraph-properties>
      <style:text-properties style:font-name="標楷體" style:font-name-asian="標楷體" fo:font-size="16pt" style:font-size-asian="16pt" style:font-size-complex="16pt"/>
    </style:style>
    <style:style style:name="P51" style:parent-style-name="內文" style:family="paragraph">
      <style:paragraph-properties fo:line-height="0.375in" fo:margin-left="0.9847in">
        <style:tab-stops>
          <style:tab-stop style:type="left" style:position="0in"/>
        </style:tab-stops>
      </style:paragraph-properties>
      <style:text-properties style:font-name="標楷體" style:font-name-asian="標楷體" fo:font-size="16pt" style:font-size-asian="16pt" style:font-size-complex="16pt"/>
    </style:style>
    <style:style style:name="P52" style:parent-style-name="內文" style:family="paragraph">
      <style:paragraph-properties fo:line-height="0.375in" fo:margin-left="0.9847in">
        <style:tab-stops>
          <style:tab-stop style:type="left" style:position="0in"/>
        </style:tab-stops>
      </style:paragraph-properties>
      <style:text-properties style:font-name="標楷體" style:font-name-asian="標楷體" fo:font-size="16pt" style:font-size-asian="16pt" style:font-size-complex="16pt"/>
    </style:style>
    <style:style style:name="P53" style:parent-style-name="內文" style:family="paragraph">
      <style:paragraph-properties fo:line-height="0.375in" fo:margin-left="0.9847in">
        <style:tab-stops>
          <style:tab-stop style:type="left" style:position="0in"/>
        </style:tab-stops>
      </style:paragraph-properties>
      <style:text-properties style:font-name="標楷體" style:font-name-asian="標楷體" fo:font-size="16pt" style:font-size-asian="16pt" style:font-size-complex="16pt"/>
    </style:style>
    <style:style style:name="P54"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55" style:parent-style-name="內文" style:family="paragraph">
      <style:paragraph-properties fo:margin-top="0.125in" style:line-height-at-least="0in" fo:margin-left="0.8243in" fo:text-indent="0.1597in">
        <style:tab-stops/>
      </style:paragraph-properties>
      <style:text-properties style:font-name="標楷體" style:font-name-asian="標楷體" fo:font-size="16pt" style:font-size-asian="16pt" style:font-size-complex="16pt"/>
    </style:style>
    <style:style style:name="P56" style:parent-style-name="內文" style:family="paragraph">
      <style:paragraph-properties fo:line-height="0.375in" fo:margin-left="-0.0986in">
        <style:tab-stops>
          <style:tab-stop style:type="left" style:position="0.6895in"/>
        </style:tab-stops>
      </style:paragraph-properties>
      <style:text-properties style:font-name="標楷體" style:font-name-asian="標楷體" fo:font-size="16pt" style:font-size-asian="16pt" style:font-size-complex="16pt"/>
    </style:style>
    <style:style style:name="P57" style:parent-style-name="內文" style:list-style-name="LFO2" style:family="paragraph">
      <style:paragraph-properties fo:line-height="0.375in" fo:margin-left="0.9847in" fo:text-indent="-0.4923in">
        <style:tab-stops>
          <style:tab-stop style:type="left" style:position="-0.3937in"/>
        </style:tab-stops>
      </style:paragraph-properties>
    </style:style>
    <style:style style:name="T58" style:parent-style-name="預設段落字型" style:family="text">
      <style:text-properties style:font-name="標楷體" style:font-name-asian="標楷體" fo:font-size="16pt" style:font-size-asian="16pt" style:font-size-complex="16pt"/>
    </style:style>
    <style:style style:name="T59" style:parent-style-name="預設段落字型" style:family="text">
      <style:text-properties style:font-name="新細明體" fo:font-size="16pt" style:font-size-asian="16pt" style:font-size-complex="16pt"/>
    </style:style>
    <style:style style:name="T60" style:parent-style-name="預設段落字型" style:family="text">
      <style:text-properties style:font-name="標楷體" style:font-name-asian="標楷體" fo:font-size="16pt" style:font-size-asian="16pt" style:font-size-complex="16pt"/>
    </style:style>
    <style:style style:name="P61" style:parent-style-name="內文" style:list-style-name="LFO2" style:family="paragraph">
      <style:paragraph-properties fo:line-height="0.375in" fo:margin-left="0.9847in" fo:text-indent="-0.4923in">
        <style:tab-stops>
          <style:tab-stop style:type="left" style:position="-0.3937in"/>
        </style:tab-stops>
      </style:paragraph-properties>
      <style:text-properties style:font-name="標楷體" style:font-name-asian="標楷體" fo:font-size="16pt" style:font-size-asian="16pt" style:font-size-complex="16pt"/>
    </style:style>
    <style:style style:name="P62" style:parent-style-name="內文" style:list-style-name="LFO2" style:family="paragraph">
      <style:paragraph-properties fo:line-height="0.375in" fo:margin-left="0.9847in" fo:text-indent="-0.4923in">
        <style:tab-stops>
          <style:tab-stop style:type="left" style:position="-0.3937in"/>
        </style:tab-stops>
      </style:paragraph-properties>
      <style:text-properties style:font-name="標楷體" style:font-name-asian="標楷體" fo:font-size="16pt" style:font-size-asian="16pt" style:font-size-complex="16pt"/>
    </style:style>
    <style:style style:name="P63"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64" style:parent-style-name="內文" style:list-style-name="LFO3"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65" style:parent-style-name="內文" style:family="paragraph">
      <style:paragraph-properties fo:line-height="0.375in" fo:margin-left="0.8243in" fo:text-indent="0.1597in">
        <style:tab-stops>
          <style:tab-stop style:type="left" style:position="-0.3243in"/>
        </style:tab-stops>
      </style:paragraph-properties>
      <style:text-properties style:font-name="標楷體" style:font-name-asian="標楷體" fo:font-size="16pt" style:font-size-asian="16pt" style:font-size-complex="16pt"/>
    </style:style>
    <style:style style:name="P66"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67" style:parent-style-name="內文" style:family="paragraph">
      <style:paragraph-properties fo:line-height="0.375in" fo:margin-left="0.8243in" fo:text-indent="0.1597in">
        <style:tab-stops>
          <style:tab-stop style:type="left" style:position="-0.3243in"/>
        </style:tab-stops>
      </style:paragraph-properties>
      <style:text-properties style:font-name="標楷體" style:font-name-asian="標楷體" fo:font-size="16pt" style:font-size-asian="16pt" style:font-size-complex="16pt"/>
    </style:style>
    <style:style style:name="P68" style:parent-style-name="內文" style:list-style-name="LFO3" style:family="paragraph">
      <style:paragraph-properties fo:line-height="0.375in" fo:margin-left="0.9847in" fo:text-indent="-0.4923in">
        <style:tab-stops>
          <style:tab-stop style:type="left" style:position="-0.4923in"/>
        </style:tab-stops>
      </style:paragraph-properties>
      <style:text-properties style:font-name="標楷體" style:font-name-asian="標楷體" fo:font-size="16pt" style:font-size-asian="16pt" style:font-size-complex="16pt"/>
    </style:style>
    <style:style style:name="P69" style:parent-style-name="內文" style:family="paragraph">
      <style:paragraph-properties fo:line-height="0.375in" fo:margin-left="0.9847in">
        <style:tab-stops>
          <style:tab-stop style:type="left" style:position="-0.4923in"/>
        </style:tab-stops>
      </style:paragraph-properties>
      <style:text-properties style:font-name="標楷體" style:font-name-asian="標楷體" fo:font-size="16pt" style:font-size-asian="16pt" style:font-size-complex="16pt"/>
    </style:style>
    <style:style style:name="P70"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71"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72" style:parent-style-name="內文" style:list-style-name="LFO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73" style:parent-style-name="內文" style:list-style-name="LFO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74"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75" style:parent-style-name="內文" style:family="paragraph">
      <style:paragraph-properties fo:line-height="0.375in"/>
    </style:style>
    <style:style style:name="T76"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09次市務會議紀錄</text:p>
      <text:p text:style-name="P4">時間：106年3月14日（上午8時30分）</text:p>
      <text:p text:style-name="P5">地點：本府4樓簡報室</text:p>
      <text:p text:style-name="P6">主席：林市長右昌 <text:s/>林副市長永發<text:tab/><text:tab/></text:p>
      <text:p text:style-name="P7">出列席人員：（如簽到簿） <text:s text:c="8"/>記錄：賴穗美</text:p>
      <text:list text:style-name="LFO1" text:continue-numbering="true">
        <text:list-item>
          <text:p text:style-name="P8">第1704次會議列管案件執行情形</text:p>
        </text:list-item>
      </text:list>
      <text:list text:style-name="LFO4" text:continue-numbering="true">
        <text:list-item>
          <text:p text:style-name="P9">有關基金一路106號旁土石崩塌案，因該區域曾發生崩塌災害，屬潛勢危險地區，為免再次發生災害影響公共安全之虞，應有積極處置作為，針對水保義務人應作為而不作為之情形，請法制小組就法律面及行政面研擬本府可採取之強制手段，俾促使水保義務人有積極作為。</text:p>
        </text:list-item>
      </text:list>
      <text:p text:style-name="P10">決定：</text:p>
      <text:p text:style-name="P11">（一）解除列管。</text:p>
      <text:p text:style-name="P12">（二）對於基金一路106號旁土石崩塌案，請產發處以協調會議及裁罰作業二種方式併行與該土地水保義務人溝通處理，促使該土地水保義務人有積極處置作為。</text:p>
      <text:list text:style-name="LFO1" text:continue-numbering="true">
        <text:list-item>
          <text:p text:style-name="P13">指定列管案件定期執行情形</text:p>
        </text:list-item>
      </text:list>
      <text:p text:style-name="P14">決定：</text:p>
      <text:p text:style-name="P15">（一）繼續列管。</text:p>
      <text:p text:style-name="P16">（二）編號11有關環境清潔整理案，請環保局及七區區公所持續加強辦理，列入經常性業務，並請環保局於下週市務會議提報市中心區、各區之重點清理區域、路口、道路、建築物、廢棄廣告招牌等清冊，俾利辦理清潔維護作業。。</text:p>
      <text:p text:style-name="P17">（三）編號12本市東岸停車場促參案，都發處解除列管，另外請交旅處於下週安排本人視察東岸停車場。</text:p>
      <text:p text:style-name="P18">（四）編號13中山一、二路拓寬工程案，請工務處準備一工區<text:soft-page-break/>施作成果簡報擇期向本人報告；另外，有關港西高架橋的維護管理，本府與基隆港務分公司間之責任歸屬，請工務處與秘書長協商辦理。</text:p>
      <text:p text:style-name="P19">（五）編號14信義、仁愛國小地下停車場興建案，有關本案坡審因設計建築師事務所未依委員意見修改致無法通過審核，請教育處依據合約督促承商儘速辦理。</text:p>
      <text:p text:style-name="P20">（六）編號17調和街轉運站新建工程案，其完工期程應配合海生館啟用日期，請交旅處儘速規劃，並請教育處安排本人至海生館視察。</text:p>
      <text:p text:style-name="P21">（七）有關老舊校舍改建案，教育處可將中長期規劃之改建案辦理說明會，將資訊充分揭露，以供全國各建築師公會、各大學校院建築系所等瞭解，可避免案件招標時參加投標廠商數少問題，以及早做準備；另外區公所鄰里公園環境整理工程、城鎮風貌等案件亦可比照辦理，由都發處彙整辦理說明會，有關說明會並請副市長督導統整處理。</text:p>
      <text:list text:style-name="LFO1" text:continue-numbering="true">
        <text:list-item>
          <text:p text:style-name="P22">專案報告</text:p>
        </text:list-item>
      </text:list>
      <text:list text:style-name="LFO5" text:continue-numbering="true">
        <text:list-item>
          <text:p text:style-name="P23">衛生局陳報「過期乳瑪琳事件本市之因應作為」報告。</text:p>
        </text:list-item>
      </text:list>
      <text:p text:style-name="P24">決定：</text:p>
      <text:p text:style-name="P25"><text:s text:c="7"/>（一）在歷次的食安事件中，本市多屬使用端、下游端，因此，一有食安事件發生，衛生局及其他相關單位應即做相關處置，包括源頭管理、阻斷貨源、上下游追查等作業。</text:p>
      <text:p text:style-name="P26">（二）食安事件的處理情形及相關訊息要充分快速地揭露，讓民眾能安心，以避免社群媒體等流傳不正確資訊，造成不必要之恐慌與誤解。</text:p>
      <text:p text:style-name="P27">（三）在發現有類似食安事件狀況之時，請衛生局第一時間向中央指揮系統報告，請示處理方式及原則後，立即展開清查作<text:soft-page-break/>業，無需等三長指示，由局長直接下達命令行動，但需將處理結果與資訊即時向三長回報俾利瞭解。</text:p>
      <text:p text:style-name="P28">（四）在相關業者方面，渠等在使用相關產品時需提高警覺性，倘發現有疑慮之產品要主動通報，請衛生局、社會處及與較多業者有接觸之單位多加宣導。</text:p>
      <text:list text:style-name="LFO5" text:continue-numbering="true">
        <text:list-item>
          <text:p text:style-name="P29">衞生局、社會處、消防局陳報「桃園安養中心大火事件，本市如何借鏡及未來精進作為」報告。</text:p>
        </text:list-item>
      </text:list>
      <text:p text:style-name="P30">決定：</text:p>
      <text:p text:style-name="P31">（一）有關本市護理、養護機構之各項演練與訓練務求確實，非虛應形式，僅為配合市府檢查，各個安養機構之主管幹部皆應熟悉操作消防設備、通報、避難引導等防護措施。</text:p>
      <text:p text:style-name="P32">（二）對於安養機構之稽查、檢核務必從嚴，以確保其建物、設施設備、人員等之合法性。</text:p>
      <text:p text:style-name="P33">（三）護理、養護機構收容之人員多為行動不便長者，在現行法定之人力比，其看護人數實無法因應意外事件，應向中央提出反映。</text:p>
      <text:p text:style-name="P34">（四）有關本市護理、養護機構之安全維護作為，請秘書長召集衛生局、社會處、消防局、都發處等單位，並由社會處擔任秘書單位，就該等機構之各項演練與訓練落實機制、稽查檢核等方面共同研議辦理。</text:p>
      <text:p text:style-name="P35">（二）老人人數會逐年遞增，有關護理、長期照護之需求亦會日益增多，惟業者在規模不大、資金不充足之狀況下難將機構之安全維護作好，爰請社會處積極輔導有意願投資之業者設立符合標準的中型養護機構，以滿足需求，亦可減少類似事件之發生。</text:p>
      <text:list text:style-name="LFO5" text:continue-numbering="true">
        <text:list-item>
          <text:p text:style-name="P36">周機要秘書陳報「106年本府大型活動規劃」報告。</text:p>
        </text:list-item>
      </text:list>
      <text:soft-page-break/>
      <text:p text:style-name="P37">決定：<text:s text:c="3"/></text:p>
      <text:p text:style-name="P38">（一）各單位未來倘有新增活動，其舉辦之時間，請避開大型活動期間及其前後一週之日期，以免資源相互排擠。</text:p>
      <text:p text:style-name="P39">（二）106年度各月份現行安排之活動數量不一，請各單位再行斟酌調整，平均分散於各月份辦理。</text:p>
      <text:p text:style-name="P40">（三）同月份或性質雷同之活動，可研議跨局處整合規劃為系列活動，集中資源共同宣傳行銷，如五月份，社會處和教育處各自舉辦之母親節活動，即可協調整合為系列活動，避免資源重疊。</text:p>
      <text:p text:style-name="P41">（四）有關本府106年度各單位大型活動之期程安排，請周機要佩虹再行協調整合。</text:p>
      <text:p text:style-name="P42">林副市長永發主持會議</text:p>
      <text:p text:style-name="P43"><text:span text:style-name="T44">（</text:span><text:span text:style-name="T45">五）有關本府與海科館合辦</text:span><text:span text:style-name="T46">「</text:span><text:span text:style-name="T47">烏托邦活動」請列入本案活動</text:span><text:span text:style-name="T48">期程名</text:span><text:span text:style-name="T49">單內。</text:span></text:p>
      <text:p text:style-name="P50">（六）有關北觀處提出與本府合辦湖海灣音樂會活動，請與北觀處聯繫協商辦理之時間。</text:p>
      <text:p text:style-name="P51">（七）產發處於10月21-29日假本市西二西三碼頭辦理106年海洋城市產業博覽會，因側重於靜態室內展示，其室外之周邊場地空間，各單位可善加利用，結合產業博覽會規劃辦理有關活動。</text:p>
      <text:p text:style-name="P52">（八）有關全國萬人健走活動及親子健走活動舉辦之時間及地點應固定列為常態性之活動；其他健行活動，七區可分為二組，完整規劃輪流辦理，將本市山海散步道規劃納為活動路線，以藉機作整理及城市行銷。</text:p>
      <text:p text:style-name="P53">（九）有關本次本府大型活動規劃期程報告案，請各單位於規劃活動時參考安排，避免活動時間有所衝突，或整合跨單位活動為系列或大型活動。另外，本府與其他機關團體合辦之活動<text:soft-page-break/>亦請補充列入活動期程表內。</text:p>
      <text:list text:style-name="LFO1" text:continue-numbering="true">
        <text:list-item>
          <text:p text:style-name="P54">各單位工作報告。（詳如書面資料）</text:p>
        </text:list-item>
      </text:list>
      <text:p text:style-name="P55">決定：均准予備查。</text:p>
      <text:p text:style-name="P56"><text:s text:c="5"/>副市長提示：</text:p>
      <text:list text:style-name="LFO2" text:continue-numbering="true">
        <text:list-item>
          <text:p text:style-name="P57"><text:span text:style-name="T58">本市土蜂養殖罹患</text:span><text:span text:style-name="T59">「</text:span><text:span text:style-name="T60">囊狀病毒」事件，請產發處向農委會反映請求協助處理。</text:span></text:p>
        </text:list-item>
        <text:list-item>
          <text:p text:style-name="P61">106年3月8日自由台灣黨蔡丁貴未經合法申請集會，率眾集結在基隆火車站前陳情抗議事件，感謝警察局事前規劃及現場執行安全維護，未有嚴重衝突發生。</text:p>
        </text:list-item>
        <text:list-item>
          <text:p text:style-name="P62">有關景觀綠美化之相關講習課程，請各區區長務必親自參加，以瞭解有關工法及材質。</text:p>
        </text:list-item>
      </text:list>
      <text:list text:style-name="LFO1" text:continue-numbering="true">
        <text:list-item>
          <text:p text:style-name="P63">討論事項</text:p>
        </text:list-item>
      </text:list>
      <text:list text:style-name="LFO3" text:continue-numbering="true">
        <text:list-item>
          <text:p text:style-name="P64">產發處擬具「基隆市違反水土保持法案件罰鍰裁罰標準(修正草案)」乙案，提請 <text:s/>審議。</text:p>
        </text:list-item>
      </text:list>
      <text:p text:style-name="P65">決議：</text:p>
      <text:p text:style-name="P66">（一）本案條文對照表第五條條文說明欄第2點說明刪除。</text:p>
      <text:p text:style-name="P67">（二）修正後通過，請依法制作業程序發布施行。</text:p>
      <text:list text:style-name="LFO3" text:continue-numbering="true">
        <text:list-item>
          <text:p text:style-name="P68">教育處擬具「基隆市立高級中等以下學校推動海外姊妹校交流活動須知(草案)」乙案，提請 <text:s/>審議。<text:s/></text:p>
        </text:list-item>
      </text:list>
      <text:p text:style-name="P69">決議：本案撤回，請研議後再提市務會議審議。<text:s text:c="25"/></text:p>
      <text:list text:style-name="LFO1" text:continue-numbering="true">
        <text:list-item>
          <text:p text:style-name="P70">臨時動議</text:p>
        </text:list-item>
      </text:list>
      <text:p text:style-name="P71">副市長指示：</text:p>
      <text:list text:style-name="LFO8" text:continue-numbering="true">
        <text:list-item>
          <text:p text:style-name="P72">對於回覆市議會之函文，仍有未參照上週秘書長指示之範例格式書寫，請各單位首長務必轉知所屬科長加強督導辦理。</text:p>
        </text:list-item>
        <text:list-item>
          <text:p text:style-name="P73">有關工程建案的相關都審與坡審之位階、法源依據、審議內容等疑慮，請都發處釐清確認，以利辦理。<text:s/></text:p>
        </text:list-item>
      </text:list>
      <text:soft-page-break/>
      <text:list text:style-name="LFO1" text:continue-numbering="true">
        <text:list-item>
          <text:p text:style-name="P74">散會：上午10時25分<text:s text:c="42"/><text:s text:c="28"/><text:s text:c="121"/></text:p>
        </text:list-item>
      </text:list>
      <text:p text:style-name="P75"><text:span text:style-name="T76"><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prefix="（" style:num-suffix="）" style:num-format="一, 十, 一百(繁), ...">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3-20T02:38:00Z</meta:creation-date>
    <dc:date>2017-03-20T02:38:00Z</dc:date>
    <meta:print-date>2017-03-17T01:18:00Z</meta:print-date>
    <meta:template xlink:href="Normal" xlink:type="simple"/>
    <meta:editing-cycles>2</meta:editing-cycles>
    <meta:editing-duration>PT60S</meta:editing-duration>
    <meta:document-statistic meta:page-count="6" meta:paragraph-count="5" meta:word-count="445" meta:character-count="2983" meta:row-count="21" meta:non-whitespace-character-count="2543"/>
  </office:meta>
</office:document-meta>
</file>